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">
            <text:p>7</text:p>
          </table:table-cell>
          <table:table-cell office:value-type="float" office:value="135.4">
            <text:p>135.4</text:p>
          </table:table-cell>
          <table:table-cell table:number-columns-repeated="4"/>
          <table:table-cell table:content-validation-name="val3"/>
          <table:table-cell table:content-validation-name="val5" office:value-type="float" office:value="563.55">
            <text:p>563.55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9.5">
            <text:p>9.5</text:p>
          </table:table-cell>
          <table:table-cell office:value-type="float" office:value="145.5">
            <text:p>145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348.54">
            <text:p>348.54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8">
            <text:p>10.8</text:p>
          </table:table-cell>
          <table:table-cell office:value-type="float" office:value="130.4">
            <text:p>130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38.54">
            <text:p>738.54</text:p>
          </table:table-cell>
          <table:table-cell table:style-name="Default" office:value-type="float" office:value="561.14">
            <text:p>561.14</text:p>
          </table:table-cell>
          <table:table-cell table:formula="of:=+[.J4]/[.I4]" office:value-type="percentage" office:value="0.759796354970618">
            <text:p>76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.3">
            <text:p>11.3</text:p>
          </table:table-cell>
          <table:table-cell office:value-type="float" office:value="130.6">
            <text:p>130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02.73">
            <text:p>502.7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3">
            <text:p>11.3</text:p>
          </table:table-cell>
          <table:table-cell office:value-type="float" office:value="135.4">
            <text:p>135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64.88">
            <text:p>664.8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4.9">
            <text:p>14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10.26">
            <text:p>510.26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">
            <text:p>15</text:p>
          </table:table-cell>
          <table:table-cell office:value-type="float" office:value="142.1">
            <text:p>142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lower</text:p>
          </table:table-cell>
          <table:table-cell table:content-validation-name="val6" office:value-type="float" office:value="437.58">
            <text:p>437.58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5.1">
            <text:p>15.1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thin tail</text:p>
          </table:table-cell>
          <table:table-cell table:content-validation-name="val6" office:value-type="float" office:value="429.29">
            <text:p>429.29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10/12/2022</text:date>, <text:time>04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0T04:27:48.13</dc:date>
    <dc:creator>Lawrence Perepolkin</dc:creator>
    <meta:editing-duration>PT15H12M35S</meta:editing-duration>
    <meta:editing-cycles>55</meta:editing-cycles>
    <meta:generator>OpenOffice/4.1.13$Win32 OpenOffice.org_project/4113m1$Build-9810</meta:generator>
    <meta:document-statistic meta:table-count="3" meta:cell-count="313" meta:object-count="0"/>
  </office:meta>
</office:document-meta>
</file>